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</text:list-item>
              <text:list-item>
                <text:p>Tangentbordsmoto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olle roos nedan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</text:p>
                  </text:list-item>
                  <text:list-item>
                    <text:p>16 bitar för decimaler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</text:p>
              </text:list-item>
              <text:list-item>
                <text:p>Höger halva: tilemem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er om VGA (fråga silas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X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 X, C, N &amp; Z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 text:style-name="P2">&lt;Förklara formatet på rade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Indirekt</text:p>
              </text:list-item>
              <text:list-item>
                <text:p>10: Omedelbar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(exempelkod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X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Två operander följt av <text:s/>en operator.</text:p>
                <text:list>
                  <text:list-item>
                    <text:p text:style-name="P2">Ex. 1 1 + = 2</text:p>
                  </text:list-item>
                  <text:list-item>
                    <text:p text:style-name="P2">Ex. 2 3 3 + * = (3+3)*2 = 12</text:p>
                  </text:list-item>
                </text:list>
              </text:list-item>
              <text:list-item>
                <text:p text:style-name="P2">Kan skriva alla möjliga uttryck utan parenteser.</text:p>
              </text:list-item>
              <text:list-item>
                <text:p text:style-name="P2">Skriv uttryck i konsol, tryck enter, få result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TODO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17T11:07:33.379883742</dc:date>
    <dc:creator>Hannes Haglund</dc:creator>
    <meta:editing-duration>PT55M52S</meta:editing-duration>
    <meta:editing-cycles>21</meta:editing-cycles>
    <meta:generator>LibreOffice/4.2.8.2$Linux_X86_64 LibreOffice_project/420m0$Build-2</meta:generator>
    <meta:document-statistic meta:object-count="100"/>
  </office:meta>
</office:document-meta>
</file>